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6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16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117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17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117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 style:data-style-name="N117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  <style:map style:condition="cell-content-is-between(-0.3,0.3)" style:apply-style-name="Good" style:base-cell-address="Tabelle1.D12"/>
      <style:map style:condition="cell-content-is-not-between(-0.3,0.3)" style:apply-style-name="Bad" style:base-cell-address="Tabelle1.D12"/>
    </style:style>
    <style:style style:name="ce31" style:family="table-cell" style:parent-style-name="Default" style:data-style-name="N1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7">
      <style:table-cell-properties fo:background-color="#a6f1ab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1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0"/>
        <table:table-column table:style-name="co2" table:default-cell-style-name="ce9"/>
        <table:table-column table:style-name="co2" table:default-cell-style-name="ce26"/>
        <table:table-column table:style-name="co3" table:default-cell-style-name="ce10"/>
        <table:table-column table:style-name="co2" table:default-cell-style-name="ce26"/>
        <table:table-column table:style-name="co2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ZX Spectrum Next – AY-3-8912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PU clock frequency</text:p>
          </table:table-cell>
          <table:table-cell table:style-name="ce3" office:value-type="float" office:value="3500000" calcext:value-type="float">
            <text:p>3500000</text:p>
          </table:table-cell>
          <table:table-cell office:value-type="string" calcext:value-type="string">
            <text:p>Hz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PSG clock frequency</text:p>
          </table:table-cell>
          <table:table-cell table:style-name="ce4" table:formula="of:=[.B4] / 2" office:value-type="float" office:value="1750000" calcext:value-type="float">
            <text:p>1750000</text:p>
          </table:table-cell>
          <table:table-cell office:value-type="string" calcext:value-type="string">
            <text:p>Hz</text:p>
          </table:table-cell>
          <table:table-cell/>
          <table:table-cell table:style-name="ce14"/>
          <table:table-cell/>
        </table:table-row>
        <table:table-row table:style-name="ro1">
          <table:table-cell table:number-columns-spanned="2" table:number-rows-spanned="1"/>
          <table:covered-table-cell table:style-name="ce10"/>
          <table:table-cell office:value-type="string" calcext:value-type="string" table:number-columns-spanned="2" table:number-rows-spanned="1">
            <text:p>effective clock frequency</text:p>
          </table:table-cell>
          <table:covered-table-cell/>
          <table:table-cell table:style-name="ce14"/>
          <table:table-cell/>
        </table:table-row>
        <table:table-row table:style-name="ro1">
          <table:table-cell office:value-type="string" calcext:value-type="string">
            <text:p>tone prescaler</text:p>
          </table:table-cell>
          <table:table-cell table:style-name="ce5" office:value-type="float" office:value="16" calcext:value-type="float">
            <text:p>16</text:p>
          </table:table-cell>
          <table:table-cell table:style-name="ce9" table:formula="of:=[.B5] / [.B7]" office:value-type="float" office:value="109375" calcext:value-type="float">
            <text:p>109375,000</text:p>
          </table:table-cell>
          <table:table-cell table:style-name="ce26" office:value-type="string" calcext:value-type="string">
            <text:p>Hz</text:p>
          </table:table-cell>
          <table:table-cell table:style-name="ce15"/>
          <table:table-cell table:style-name="ce16"/>
        </table:table-row>
        <table:table-row table:style-name="ro1">
          <table:table-cell office:value-type="string" calcext:value-type="string">
            <text:p>noise prescaler</text:p>
          </table:table-cell>
          <table:table-cell table:style-name="ce5" office:value-type="float" office:value="16" calcext:value-type="float">
            <text:p>16</text:p>
          </table:table-cell>
          <table:table-cell table:style-name="ce9" table:formula="of:=[.B5] / [.B8]" office:value-type="float" office:value="109375" calcext:value-type="float">
            <text:p>109375,000</text:p>
          </table:table-cell>
          <table:table-cell table:style-name="ce26" office:value-type="string" calcext:value-type="string">
            <text:p>Hz</text:p>
          </table:table-cell>
          <table:table-cell table:style-name="ce16"/>
          <table:table-cell table:style-name="ce14"/>
        </table:table-row>
        <table:table-row table:style-name="ro1">
          <table:table-cell office:value-type="string" calcext:value-type="string">
            <text:p>envelope prescaler</text:p>
          </table:table-cell>
          <table:table-cell table:style-name="ce5" office:value-type="float" office:value="256" calcext:value-type="float">
            <text:p>256</text:p>
          </table:table-cell>
          <table:table-cell table:style-name="ce9" table:formula="of:=[.B5] / [.B9]" office:value-type="float" office:value="6835.9375" calcext:value-type="float">
            <text:p>6835,938</text:p>
          </table:table-cell>
          <table:table-cell table:style-name="ce26" office:value-type="string" calcext:value-type="string">
            <text:p>Hz</text:p>
          </table:table-cell>
          <table:table-cell table:style-name="ce15"/>
          <table:table-cell table:style-name="ce16"/>
        </table:table-row>
        <table:table-row table:style-name="ro1">
          <table:table-cell table:style-name="Default"/>
          <table:table-cell table:style-name="ce6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tone frequency</text:p>
          </table:table-cell>
          <table:table-cell table:style-name="ce21" office:value-type="float" office:value="440" calcext:value-type="float">
            <text:p>440</text:p>
          </table:table-cell>
          <table:table-cell office:value-type="string" calcext:value-type="string">
            <text:p>Hz</text:p>
          </table:table-cell>
          <table:table-cell table:style-name="ce8" table:formula="of:= [.B5] / ([.B7] * [.D14])" office:value-type="float" office:value="439.25702811245" calcext:value-type="float">
            <text:p>439,257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tone resolution</text:p>
          </table:table-cell>
          <table:table-cell table:style-name="ce13" table:formula="of:= ([.B13] / [.B14]) * 1000" office:value-type="float" office:value="0.00914285714285714" calcext:value-type="float">
            <text:p>0,009143</text:p>
          </table:table-cell>
          <table:table-cell office:value-type="string" calcext:value-type="string">
            <text:p>ms/tick</text:p>
          </table:table-cell>
          <table:table-cell table:style-name="ce30" table:formula="of:= ([.D11] / [.B11] * 100) - 100" office:value-type="float" office:value="-0.168857247170493" calcext:value-type="float">
            <text:p>-0,169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tone period</text:p>
          </table:table-cell>
          <table:table-cell table:style-name="ce7" table:formula="of:= 1 / [.B11]" office:value-type="float" office:value="0.00227272727272727" calcext:value-type="float">
            <text:p>0,002273</text:p>
          </table:table-cell>
          <table:table-cell office:value-type="string" calcext:value-type="string">
            <text:p>s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tone period</text:p>
          </table:table-cell>
          <table:table-cell table:style-name="ce8" table:formula="of:= [.B5] / ([.B7] * [.B11])" office:value-type="float" office:value="248.579545454545" calcext:value-type="float">
            <text:p>248,580</text:p>
          </table:table-cell>
          <table:table-cell office:value-type="string" calcext:value-type="string">
            <text:p>ticks</text:p>
          </table:table-cell>
          <table:table-cell table:style-name="ce31" table:formula="of:=MIN(MAX(ROUND([.B14]); [.D15]); [.D16])" office:value-type="float" office:value="249" calcext:value-type="float">
            <text:p>249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tone period, min</text:p>
          </table:table-cell>
          <table:table-cell table:formula="of:= 1000 / [.B18]" office:value-type="float" office:value="0.00914285714285714" calcext:value-type="float">
            <text:p>0,009</text:p>
          </table:table-cell>
          <table:table-cell office:value-type="string" calcext:value-type="string">
            <text:p>ms</text:p>
          </table:table-cell>
          <table:table-cell table:style-name="ce4" table:formula="of:= 1" office:value-type="float" office:value="1" calcext:value-type="float">
            <text:p>1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tone period, max</text:p>
          </table:table-cell>
          <table:table-cell table:formula="of:= 1000 / [.B17]" office:value-type="float" office:value="37.44" calcext:value-type="float">
            <text:p>37,440</text:p>
          </table:table-cell>
          <table:table-cell office:value-type="string" calcext:value-type="string">
            <text:p>ms</text:p>
          </table:table-cell>
          <table:table-cell table:style-name="ce4" table:formula="of:= 2^12 - 1" office:value-type="float" office:value="4095" calcext:value-type="float">
            <text:p>4095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tone frequency, min</text:p>
          </table:table-cell>
          <table:table-cell table:formula="of:= [.B5] / ([.B7] * [.D16])" office:value-type="float" office:value="26.7094017094017" calcext:value-type="float">
            <text:p>26,709</text:p>
          </table:table-cell>
          <table:table-cell office:value-type="string" calcext:value-type="string">
            <text:p>Hz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tone frequency, max</text:p>
          </table:table-cell>
          <table:table-cell table:formula="of:= [.B5] / ([.B7] * [.D15])" office:value-type="float" office:value="109375" calcext:value-type="float">
            <text:p>109375,000</text:p>
          </table:table-cell>
          <table:table-cell office:value-type="string" calcext:value-type="string">
            <text:p>Hz</text:p>
          </table:table-cell>
          <table:table-cell/>
          <table:table-cell table:style-name="ce10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oise frequency</text:p>
          </table:table-cell>
          <table:table-cell table:style-name="ce21"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  <table:table-cell table:style-name="ce8" table:formula="of:= [.B5] / ([.B8] * [.D23])" office:value-type="float" office:value="4971.59090909091" calcext:value-type="float">
            <text:p>4971,591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noise resolution</text:p>
          </table:table-cell>
          <table:table-cell table:style-name="ce13" table:formula="of:= ([.B22] / [.B23]) * 1000" office:value-type="float" office:value="0.00914285714285714" calcext:value-type="float">
            <text:p>0,009143</text:p>
          </table:table-cell>
          <table:table-cell office:value-type="string" calcext:value-type="string">
            <text:p>ms/tick</text:p>
          </table:table-cell>
          <table:table-cell table:style-name="ce32" table:formula="of:= ([.D20] / [.B20] * 100) - 100" office:value-type="float" office:value="-0.568181818181827" calcext:value-type="float">
            <text:p>-0,568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noise period</text:p>
          </table:table-cell>
          <table:table-cell table:style-name="ce7" table:formula="of:= 1 / [.B20]" office:value-type="float" office:value="0.0002" calcext:value-type="float">
            <text:p>0,000200</text:p>
          </table:table-cell>
          <table:table-cell office:value-type="string" calcext:value-type="string">
            <text:p>s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noise period</text:p>
          </table:table-cell>
          <table:table-cell table:style-name="ce8" table:formula="of:= [.B5] / ([.B8] * [.B20])" office:value-type="float" office:value="21.875" calcext:value-type="float">
            <text:p>21,875</text:p>
          </table:table-cell>
          <table:table-cell office:value-type="string" calcext:value-type="string">
            <text:p>ticks</text:p>
          </table:table-cell>
          <table:table-cell table:style-name="ce31" table:formula="of:=MIN(MAX(ROUND([.B23]); [.D24]); [.D25])" office:value-type="float" office:value="22" calcext:value-type="float">
            <text:p>22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noise period, min</text:p>
          </table:table-cell>
          <table:table-cell table:formula="of:= 1000 / [.B27]" office:value-type="float" office:value="0.00914285714285714" calcext:value-type="float">
            <text:p>0,009</text:p>
          </table:table-cell>
          <table:table-cell office:value-type="string" calcext:value-type="string">
            <text:p>ms</text:p>
          </table:table-cell>
          <table:table-cell table:style-name="ce4" table:formula="of:= 1" office:value-type="float" office:value="1" calcext:value-type="float">
            <text:p>1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noise period, max</text:p>
          </table:table-cell>
          <table:table-cell table:formula="of:= 1000 / [.B26]" office:value-type="float" office:value="0.283428571428571" calcext:value-type="float">
            <text:p>0,283</text:p>
          </table:table-cell>
          <table:table-cell office:value-type="string" calcext:value-type="string">
            <text:p>ms</text:p>
          </table:table-cell>
          <table:table-cell table:style-name="ce4" table:formula="of:= 2^5 - 1" office:value-type="float" office:value="31" calcext:value-type="float">
            <text:p>31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noise frequency, min</text:p>
          </table:table-cell>
          <table:table-cell table:formula="of:= [.B5] / ([.B8] * [.D25])" office:value-type="float" office:value="3528.22580645161" calcext:value-type="float">
            <text:p>3528,22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e frequency, max</text:p>
          </table:table-cell>
          <table:table-cell table:formula="of:= [.B5] / ([.B8] * [.D24])" office:value-type="float" office:value="109375" calcext:value-type="float">
            <text:p>109375,000</text:p>
          </table:table-cell>
          <table:table-cell office:value-type="string" calcext:value-type="string">
            <text:p>Hz</text:p>
          </table:table-cell>
          <table:table-cell/>
          <table:table-cell table:style-name="ce10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velope frequency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Hz</text:p>
          </table:table-cell>
          <table:table-cell table:style-name="ce8" table:formula="of:= [.B5] / ([.B9] * [.D32])" office:value-type="float" office:value="9.99406067251462" calcext:value-type="float">
            <text:p>9,99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envelope resolution</text:p>
          </table:table-cell>
          <table:table-cell table:style-name="ce13" table:formula="of:= ([.B31] / [.B32]) * 1000" office:value-type="float" office:value="0.146285714285714" calcext:value-type="float">
            <text:p>0,146286</text:p>
          </table:table-cell>
          <table:table-cell office:value-type="string" calcext:value-type="string">
            <text:p>ms/tick</text:p>
          </table:table-cell>
          <table:table-cell table:style-name="ce32" table:formula="of:= ([.D29] / [.B29] * 100) - 100" office:value-type="float" office:value="-0.0593932748538037" calcext:value-type="float">
            <text:p>-0,059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envelope period</text:p>
          </table:table-cell>
          <table:table-cell table:style-name="ce7" table:formula="of:= 1 / [.B29]" office:value-type="float" office:value="0.1" calcext:value-type="float">
            <text:p>0,100000</text:p>
          </table:table-cell>
          <table:table-cell office:value-type="string" calcext:value-type="string">
            <text:p>s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envelope period</text:p>
          </table:table-cell>
          <table:table-cell table:style-name="ce8" table:formula="of:= [.B5] / ([.B9] * [.B29])" office:value-type="float" office:value="683.59375" calcext:value-type="float">
            <text:p>683,594</text:p>
          </table:table-cell>
          <table:table-cell office:value-type="string" calcext:value-type="string">
            <text:p>ticks</text:p>
          </table:table-cell>
          <table:table-cell table:style-name="ce31" table:formula="of:=MIN(MAX(ROUND([.B32]); [.D33]); [.D34])" office:value-type="float" office:value="684" calcext:value-type="float">
            <text:p>684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envelope period, min</text:p>
          </table:table-cell>
          <table:table-cell table:formula="of:= 1000 / [.B36]" office:value-type="float" office:value="0.146285714285714" calcext:value-type="float">
            <text:p>0,146</text:p>
          </table:table-cell>
          <table:table-cell office:value-type="string" calcext:value-type="string">
            <text:p>ms</text:p>
          </table:table-cell>
          <table:table-cell table:style-name="ce4" table:formula="of:= 1" office:value-type="float" office:value="1" calcext:value-type="float">
            <text:p>1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envelope period, max</text:p>
          </table:table-cell>
          <table:table-cell table:formula="of:= 1000 / [.B35]" office:value-type="float" office:value="9586.83428571429" calcext:value-type="float">
            <text:p>9586,834</text:p>
          </table:table-cell>
          <table:table-cell office:value-type="string" calcext:value-type="string">
            <text:p>ms</text:p>
          </table:table-cell>
          <table:table-cell table:style-name="ce4" table:formula="of:= 2^16 - 1" office:value-type="float" office:value="65535" calcext:value-type="float">
            <text:p>65535</text:p>
          </table:table-cell>
          <table:table-cell office:value-type="string" calcext:value-type="string">
            <text:p>ticks</text:p>
          </table:table-cell>
          <table:table-cell/>
        </table:table-row>
        <table:table-row table:style-name="ro1">
          <table:table-cell office:value-type="string" calcext:value-type="string">
            <text:p>envelope frequency, min</text:p>
          </table:table-cell>
          <table:table-cell table:formula="of:= [.B5] / ([.B9] * [.D34])" office:value-type="float" office:value="0.104309719996948" calcext:value-type="float">
            <text:p>0,104</text:p>
          </table:table-cell>
          <table:table-cell table:style-name="ce12" office:value-type="string" calcext:value-type="string">
            <text:p>Hz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envelope frequency, max</text:p>
          </table:table-cell>
          <table:table-cell table:formula="of:= [.B5] / ([.B9] * [.D33])" office:value-type="float" office:value="6835.9375" calcext:value-type="float">
            <text:p>6835,938</text:p>
          </table:table-cell>
          <table:table-cell office:value-type="string" calcext:value-type="string">
            <text:p>Hz</text:p>
          </table:table-cell>
          <table:table-cell table:style-name="ce26"/>
          <table:table-cell table:number-columns-repeated="2"/>
        </table:table-row>
        <calcext:conditional-formats>
          <calcext:conditional-format calcext:target-range-address="Tabelle1.D12:Tabelle1.D12">
            <calcext:condition calcext:apply-style-name="Good" calcext:value="between(-0.3,0.3)" calcext:base-cell-address="Tabelle1.D12"/>
            <calcext:condition calcext:apply-style-name="Bad" calcext:value="not-between(-0.3,0.3)" calcext:base-cell-address="Tabelle1.D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6" number:min-decimal-places="6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.00.0000</text:date>, <text:time style:data-style-name="N2" text:time-value="18:46:18.659680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fan Zell</meta:initial-creator>
    <meta:creation-date>2026-01-09T18:06:43.593000000</meta:creation-date>
    <dc:date>2026-01-17T19:29:46.927700200</dc:date>
    <dc:creator>Stefan Zell</dc:creator>
    <meta:editing-duration>P2DT4H47M50S</meta:editing-duration>
    <meta:editing-cycles>23</meta:editing-cycles>
    <meta:generator>LibreOffice/25.8.4.2$Windows_X86_64 LibreOffice_project/290daaa01b999472f0c7a3890eb6a550fd74c6df</meta:generator>
    <meta:document-statistic meta:table-count="1" meta:cell-count="122" meta:object-count="0"/>
  </office:meta>
</office:document-meta>
</file>